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5f46a" officeooo:paragraph-rsid="0015f46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f46a" officeooo:paragraph-rsid="0015f46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f46a" officeooo:paragraph-rsid="0015f46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5f46a" officeooo:paragraph-rsid="0015f46a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74d7d" officeooo:paragraph-rsid="00174d7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5f46a" officeooo:paragraph-rsid="0015f46a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15f46a" officeooo:paragraph-rsid="0015f46a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174d7d" officeooo:paragraph-rsid="00174d7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74d7d" officeooo:paragraph-rsid="00174d7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089a" officeooo:paragraph-rsid="0018089a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8089a" officeooo:paragraph-rsid="0018089a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8089a" officeooo:paragraph-rsid="0018089a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ujet : </text:span><text:s/><text:span text:style-name="T1">Ajouter la fonctionnalité de recherche rapide d’article à une application de commerce électronique.</text:span></text:p>
      <text:p text:style-name="P1"><text:span text:style-name="T1"/></text:p>
      <text:p text:style-name="P2"><text:span text:style-name="T1"/></text:p>
      <text:p text:style-name="P3">User Story :<text:span text:style-name="T4"> </text:span></text:p>
      <text:p text:style-name="P3"><text:span text:style-name="T4"/></text:p>
      <text:p text:style-name="P4">En tant qu’utilisateur du site de commerce, je souhaite pouvoir rechercher des articles à l’aide de mots-clés de sorte à trouver rapidement ce que je recherche.<text:tab/><text:tab/><text:tab/></text:p>
      <text:p text:style-name="P3"><text:span text:style-name="T4"/></text:p>
      <text:p text:style-name="P3"><text:span text:style-name="T4"/></text:p>
      <text:p text:style-name="P6">Acceptance criteria pour cette US :</text:p>
      <text:p text:style-name="P3"><text:span text:style-name="T3"/></text:p>
      <text:list text:style-name="L1">
        <text:list-item>
          <text:p text:style-name="P7">L’utilisateur doit trouver la barre de recherche facilement, pour éviter le problème de certains sites où leur barre de recherche est caché dans l’interface.</text:p>
        </text:list-item>
        <text:list-item>
          <text:p text:style-name="P8">L’utilisateur doit pouvoir saisir un ou plusieurs mots-clés dans la barre de recherche.</text:p>
        </text:list-item>
        <text:list-item>
          <text:p text:style-name="P8">Lorsque l’utilisateur valide ses mots-clés, une liste de résultats de recherche pertinents doit s’afficher</text:p>
        </text:list-item>
        <text:list-item>
          <text:p text:style-name="P8">Les résultats de recherche doivent inclure ua moins le nom de l’article, une brève description et son prix.</text:p>
        </text:list-item>
      </text:list>
      <text:p text:style-name="P5"/>
      <text:p text:style-name="P5"/>
      <text:p text:style-name="P5"/>
      <text:p text:style-name="P11">Scénarios :</text:p>
      <text:p text:style-name="P11"/>
      <text:list text:style-name="L2">
        <text:list-item>
          <text:p text:style-name="P12">Scénario 1 – Recherche réussie :</text:p>
        </text:list-item>
      </text:list>
      <text:p text:style-name="P11"/>
      <text:p text:style-name="P10">Etant donné que je suis un utilisateur sur la page d’accueil du site,</text:p>
      <text:p text:style-name="P10">Quand je saisie « Iphone 15 » dans la barre de recherche</text:p>
      <text:p text:style-name="P10">Je vois une liste d’iphone 15 avec plusieurs modèles, leurs descriptions et leur prix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2:26:11.551000000</meta:creation-date>
    <dc:date>2023-10-01T18:18:05.298000000</dc:date>
    <meta:editing-duration>PT16M5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3" meta:word-count="170" meta:character-count="1035" meta:non-whitespace-character-count="877"/>
  </office:meta>
</office:document-meta>
</file>